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FreeSerif" svg:font-family="FreeSerif"/>
  </office:font-face-decls>
  <office:automatic-styles>
    <style:style style:family="text" style:name="T1" style:display-name="T1">
      <style:text-properties fo:font-weight="normal"/>
    </style:style>
    <style:style style:family="text" style:name="T2" style:display-name="T2">
      <style:text-properties fo:font-style="italic" fo:font-weight="normal"/>
    </style:style>
    <style:style style:family="text" style:name="T3" style:display-name="T3">
      <style:text-properties fo:font-style="italic"/>
    </style:style>
    <style:style style:family="text" style:name="T4" style:display-name="T4">
      <style:text-properties style:text-underline-type="single"/>
    </style:style>
    <style:style style:family="paragraph" style:name="P10" style:display-name="P10" style:list-style-name="L8">
      <style:paragraph-properties fo:text-indent="0.000000cm" fo:widows="2" fo:orphans="2" fo:margin-left="0.635000cm" style:writing-mode="lr"/>
      <style:text-properties style:font-name="Liberation Serif" fo:font-size="12pt" fo:language="ru" fo:country="RU"/>
    </style:style>
    <style:style style:family="paragraph" style:name="P11" style:display-name="P11" style:list-style-name="L9">
      <style:paragraph-properties fo:text-indent="0.000000cm" fo:widows="2" fo:orphans="2" fo:margin-left="0.635000cm" style:writing-mode="lr"/>
      <style:text-properties style:font-name="Liberation Serif" fo:font-size="12pt" fo:language="ru" fo:country="RU" fo:font-weight="normal"/>
    </style:style>
    <style:style style:family="paragraph" style:name="P12" style:display-name="P12" style:list-style-name="L10">
      <style:paragraph-properties fo:text-indent="0.000000cm" fo:widows="2" fo:orphans="2" fo:margin-left="0.635000cm" style:writing-mode="lr"/>
      <style:text-properties style:font-name="Liberation Serif" fo:font-size="12pt" fo:language="ru" fo:country="RU" fo:font-weight="normal"/>
    </style:style>
    <style:style style:family="paragraph" style:name="P13" style:display-name="P13" style:list-style-name="L11">
      <style:paragraph-properties fo:text-indent="0.000000cm" fo:widows="2" fo:orphans="2" fo:margin-left="0.635000cm" style:writing-mode="lr"/>
      <style:text-properties style:font-name="Liberation Serif" fo:font-size="12pt" fo:language="ru" fo:country="RU" fo:font-weight="normal"/>
    </style:style>
    <style:style style:family="paragraph" style:name="P1" style:display-name="P1" style:list-style-name="L1">
      <style:paragraph-properties fo:text-indent="0.000000cm" fo:widows="2" fo:orphans="2" fo:margin-left="0.635000cm" style:writing-mode="lr"/>
      <style:text-properties style:font-name="Liberation Serif" fo:font-size="12pt" fo:language="ru" fo:country="RU"/>
    </style:style>
    <style:style style:family="paragraph" style:name="P2" style:display-name="P2" style:list-style-name="L2">
      <style:paragraph-properties fo:text-indent="0.000000cm" fo:widows="2" fo:orphans="2" fo:margin-left="0.635000cm" style:writing-mode="lr"/>
      <style:text-properties style:font-name="Liberation Serif" fo:font-size="12pt" fo:language="ru" fo:country="RU"/>
    </style:style>
    <style:style style:family="paragraph" style:name="P3" style:display-name="P3" style:list-style-name="L3">
      <style:paragraph-properties fo:text-indent="0.000000cm" fo:widows="2" fo:orphans="2" fo:margin-left="0.635000cm" style:writing-mode="lr"/>
      <style:text-properties style:font-name="Liberation Serif" fo:font-size="12pt" fo:language="ru" fo:country="RU"/>
    </style:style>
    <style:style style:family="paragraph" style:name="P4" style:display-name="P4" style:list-style-name="L4">
      <style:paragraph-properties fo:text-indent="0.000000cm" fo:widows="2" fo:orphans="2" fo:margin-left="0.635000cm" style:writing-mode="lr"/>
      <style:text-properties style:font-name="Liberation Serif" fo:font-size="12pt" fo:language="ru" fo:country="RU"/>
    </style:style>
    <style:style style:family="paragraph" style:name="P5" style:display-name="P5" style:list-style-name="L5">
      <style:paragraph-properties fo:text-indent="0.000000cm" fo:widows="2" fo:orphans="2" fo:margin-left="0.635000cm" style:writing-mode="lr"/>
      <style:text-properties style:font-name="Liberation Serif" fo:font-size="12pt" fo:language="ru" fo:country="RU"/>
    </style:style>
    <style:style style:family="paragraph" style:name="P6" style:display-name="P6" style:list-style-name="L6">
      <style:paragraph-properties fo:text-indent="0.000000cm" fo:widows="2" fo:orphans="2" fo:margin-left="0.635000cm" style:writing-mode="lr"/>
      <style:text-properties style:font-name="Liberation Serif" fo:font-size="12pt" fo:language="ru" fo:country="RU"/>
    </style:style>
    <style:style style:family="paragraph" style:name="P7" style:display-name="P7" style:list-style-name="L7">
      <style:paragraph-properties fo:text-indent="0.000000cm" fo:widows="2" fo:orphans="2" fo:margin-left="0.635000cm" style:writing-mode="lr"/>
      <style:text-properties style:font-name="Liberation Serif" fo:font-size="12pt" fo:language="ru" fo:country="RU"/>
    </style:style>
    <style:style style:family="paragraph" style:name="P8" style:display-name="P8" style:list-style-name="L7">
      <style:paragraph-properties fo:text-indent="0.000000cm" fo:widows="2" fo:orphans="2" fo:margin-left="0.635000cm" style:writing-mode="lr"/>
      <style:text-properties style:font-name="Liberation Serif" fo:font-size="12pt" fo:language="ru" fo:country="RU" fo:font-weight="normal"/>
    </style:style>
    <style:style style:family="paragraph" style:name="P9" style:display-name="P9" style:parent-style-name="Normal">
      <style:text-properties fo:font-weight="normal"/>
    </style:style>
    <style:style style:family="paragraph" style:name="P16" style:display-name="P16" style:list-style-name="L13">
      <style:paragraph-properties fo:text-indent="0.000000cm" fo:widows="2" fo:orphans="2" fo:margin-left="0.635000cm" style:writing-mode="lr"/>
      <style:text-properties style:font-name="Liberation Serif" fo:font-size="12pt" fo:language="ru" fo:country="RU" fo:font-weight="normal"/>
    </style:style>
    <style:style style:family="paragraph" style:name="P14" style:display-name="P14">
      <style:paragraph-properties fo:break-before="page"/>
    </style:style>
    <style:style style:family="paragraph" style:name="P18" style:display-name="P18" style:list-style-name="L14">
      <style:paragraph-properties fo:text-indent="0.000000cm" fo:widows="2" fo:orphans="2" fo:margin-left="0.635000cm" style:writing-mode="lr"/>
      <style:text-properties style:font-name="Liberation Serif" fo:font-size="12pt" fo:language="ru" fo:country="RU" fo:font-weight="normal"/>
    </style:style>
    <style:style style:family="paragraph" style:name="P15" style:display-name="P15" style:list-style-name="L12">
      <style:paragraph-properties fo:text-indent="0.000000cm" fo:widows="2" fo:orphans="2" fo:margin-left="0.635000cm" style:writing-mode="lr"/>
      <style:text-properties style:font-name="Liberation Serif" fo:font-size="12pt" fo:language="ru" fo:country="RU" fo:font-weight="normal"/>
    </style:style>
    <style:style style:family="paragraph" style:name="P17" style:display-name="P17" style:parent-style-name="Normal">
      <style:paragraph-properties fo:text-align="center"/>
      <style:text-properties fo:font-style="italic" fo:font-weight="normal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  <text:list-style style:name="L3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</text:list-style>
    <text:list-style style:name="L4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</text:list-style>
    <text:list-style style:name="L5">
      <text:list-level-style-number text:level="1" style:num-format="1">
        <style:list-level-properties fo:text-indent="0.000000cm" text:space-before="0cm" text:min-label-width="0.635000cm" fo:margin-left="0.635000cm"/>
      </text:list-level-style-number>
    </text:list-style>
    <text:list-style style:name="L6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</text:list-style>
    <text:list-style style:name="L7">
      <text:list-level-style-number text:level="1" style:num-format="1">
        <style:list-level-properties fo:text-indent="0.000000cm" text:space-before="0cm" text:min-label-width="0.635000cm" fo:margin-left="0.635000cm"/>
      </text:list-level-style-number>
    </text:list-style>
    <text:list-style style:name="L8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</text:list-style>
    <text:list-style style:name="L9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</text:list-style>
    <text:list-style style:name="L10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</text:list-style>
    <text:list-style style:name="L11">
      <text:list-level-style-number text:level="1" style:num-format="1">
        <style:list-level-properties fo:text-indent="0.000000cm" text:space-before="0cm" text:min-label-width="0.635000cm" fo:margin-left="0.635000cm"/>
      </text:list-level-style-number>
    </text:list-style>
    <text:list-style style:name="L12">
      <text:list-level-style-number text:level="1" style:num-format="1">
        <style:list-level-properties fo:text-indent="0.000000cm" text:space-before="0cm" text:min-label-width="0.635000cm" fo:margin-left="0.635000cm"/>
      </text:list-level-style-number>
    </text:list-style>
    <text:list-style style:name="L13">
      <text:list-level-style-number text:level="1" style:num-format="1">
        <style:list-level-properties fo:text-indent="0.000000cm" text:space-before="0cm" text:min-label-width="0.635000cm" fo:margin-left="0.635000cm"/>
      </text:list-level-style-number>
    </text:list-style>
    <text:list-style style:name="L14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</text:list-style>
    <text:list-style style:name="L1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</text:list-style>
    <text:list-style style:name="L2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</text:list-style>
  </office:automatic-styles>
  <office:body>
    <office:text>
      <text:section text:style-name="Sect1" text:name="Section1">
        <text:p text:style-name="Normal">Протокол SSH:<text:line-break/>Узнать стоит ли клинет или сервер ssh (server включает все ф-ции клиента)</text:p>
        <text:list text:style-name="L1">
          <text:list-item>
            <text:p text:style-name="P1">dpkg -s openssh-client</text:p>
          </text:list-item>
          <text:list-item>
            <text:p text:style-name="P1">dpkg -s openssh-server</text:p>
          </text:list-item>
        </text:list>
        <text:p text:style-name="Normal"/>
        <text:p text:style-name="Normal">Установить</text:p>
        <text:list text:style-name="L2">
          <text:list-item>
            <text:p text:style-name="P2">apt install openssh-client</text:p>
          </text:list-item>
        </text:list>
        <text:p text:style-name="Normal"/>
        <text:p text:style-name="Normal">Запуск/Стоп. Автоматический запуск при запуске системы/Отключить азпзс:</text:p>
        <text:list text:style-name="L3">
          <text:list-item>
            <text:p text:style-name="P3">sudo systemctl start/stop ssh</text:p>
          </text:list-item>
          <text:list-item>
            <text:p text:style-name="P3">sudo systemctl enable/disable ssh</text:p>
          </text:list-item>
        </text:list>
        <text:p text:style-name="Normal"/>
        <text:p text:style-name="Normal">Состояние процесса:</text:p>
        <text:list text:style-name="L4">
          <text:list-item>
            <text:p text:style-name="P4">systemctl status ssh<text:line-break/></text:p>
          </text:list-item>
        </text:list>
        <text:p text:style-name="Normal">Вход на удаленный сервер Open SSH:</text:p>
        <text:list text:style-name="L5">
          <text:list-item>
            <text:p text:style-name="P5">Находим сервер Shh и узнаем его IP (ip_addr → inet)</text:p>
          </text:list-item>
          <text:list-item>
            <text:p text:style-name="P5">Подключаемся ssh <text:a xlink:href="mailto:user@ip_addr">user@ip_addr</text:a></text:p>
          </text:list-item>
          <text:list-item>
            <text:p text:style-name="P5">Вводим пароль</text:p>
          </text:list-item>
        </text:list>
        <text:p text:style-name="Normal"><text:tab/>Если не получилось, проверить подключение к серверу (ping ip_addr)</text:p>
        <text:p text:style-name="Normal"/>
        <text:p text:style-name="Normal">Чтобы не вводить пароль, используют аутентификацию по ключам</text:p>
        <text:p text:style-name="Normal">Генерация пары ключей:</text:p>
        <text:list text:style-name="L6">
          <text:list-item>
            <text:p text:style-name="P6">ssh-keygen (результты будут в вскрытой папке пользователя .ssh)</text:p>
          </text:list-item>
        </text:list>
        <text:p text:style-name="Normal"/>
        <text:p text:style-name="Normal">Копирование открытого ключа по сети:</text:p>
        <text:list text:style-name="L7">
          <text:list-item>
            <text:p text:style-name="P7">Определяем учетную запись с к<text:span text:style-name="T1">оторой будем заходить (user_1)</text:span></text:p>
          </text:list-item>
          <text:list-item>
            <text:p text:style-name="P7"><text:span text:style-name="T1">Создаем папку .</text:span><text:span text:style-name="T2">ssh/</text:span><text:span text:style-name="T1"> <text:s/>в каталоге </text:span><text:span text:style-name="T2">home/user_1/ </text:span><text:span text:style-name="T1">командой</text:span><text:span text:style-name="T2"> mkdir: ssh </text:span><text:a xlink:href="mailto:user@ip"><text:span text:style-name="T2">user@ip</text:span></text:a><text:span text:style-name="T2"> mkdir -p .ssh</text:span></text:p>
          </text:list-item>
          <text:list-item>
            <text:p text:style-name="P8"><text:span text:style-name="T3">Копируем свой ключ: (cat .ssh/id_rsa_pub; ssh </text:span><text:a xlink:href="mailto:user@ip"><text:span text:style-name="T3">user@ip</text:span></text:a><text:span text:style-name="T3"> cat &gt;&gt; .ssh/authorized_keys)</text:span></text:p>
          </text:list-item>
        </text:list>
        <text:p text:style-name="P9"/>
        <text:p text:style-name="P9">Безопасное копирование файлов с помощью SCP:</text:p>
        <text:p text:style-name="P9">Команда scp копирует файлы любого типа с использованием протокола ssh</text:p>
        <text:p text:style-name="P9">Копирование открытого ключа по сети :</text:p>
        <text:list text:style-name="L8">
          <text:list-item>
            <text:p text:style-name="P10"><text:span text:style-name="T1">scp .ssh/id_rsa.pub user@ip:/home/user/.ssh/authorized_keys</text:span></text:p>
          </text:list-item>
        </text:list>
        <text:p text:style-name="P9"><text:tab/>!Но если файл authorized_keys уже существует, то он перезапишется.</text:p>
        <text:p text:style-name="P9">Автоматическое копирование открытого ключа в соответствующее место на удал. хосте</text:p>
        <text:list text:style-name="L9">
          <text:list-item>
            <text:p text:style-name="P11">ssh-copy-id -i .ssh/id_rsa.pub user@ip</text:p>
          </text:list-item>
        </text:list>
        <text:p text:style-name="P9"/>
        <text:p text:style-name="P9">Копирование файла с сервера (AWS EC2) на свой компьютер:</text:p>
        <text:list text:style-name="L10">
          <text:list-item>
            <text:p text:style-name="P12">scp -i mykey.pem <text:a xlink:href="mailto:mylogin@ip">mylogin@ip</text:a>:/home/mylogin/file.tar ./backups/</text:p>
          </text:list-item>
        </text:list>
        <text:p text:style-name="P9"><text:tab/>!.pem формат для нескольких ключей шифрования</text:p>
        <text:p text:style-name="P9"/>
        <text:p text:style-name="P9"/>
        <text:p text:style-name="P9">Использование удаленных графических программ</text:p>
        <text:p text:style-name="P9">Допустим, что надо помочь сотруднику натсройить программу LibreOffice, чтобы получить доступ к этой программе удаленно можно подключиться по ssh (возможны задержки из-за ресурсоемкости). НЕ надо пытаться выполнять это на сервере. Если у нас стоит ОС консольная, то стоит установить расширение рабочего стола (apt update apt install ubuntu-desktop).</text:p>
        <text:p text:style-name="P9">Так, запуск ssh <text:s/>с флагом перенаправления X11 -X позволяет загрузить программу на хост-машине на рабочий стол клиента. Для этого <text:span text:style-name="T4">Предварительно</text:span>:</text:p>
        <text:list text:style-name="L11">
          <text:list-item>
            <text:p text:style-name="P13">Открыть файл sshd_config на хосте (sudo nano <text:span text:style-name="T3">etc/</text:span>ssh/sshd_config )</text:p>
          </text:list-item>
          <text:list-item>
            <text:p text:style-name="P13"/>
          </text:list-item>
        </text:list>
        <text:p text:style-name="P14">Убедиться/отредактировать строкуи установить : X11Forwarding yes</text:p>
        <text:list text:style-name="L12">
          <text:list-item>
            <text:p text:style-name="P15">На клиенте аналогично : <text:s/>(sudo nano <text:span text:style-name="T3">etc/</text:span>ssh/sshd_config) → ForwardX11 yes</text:p>
          </text:list-item>
          <text:list-item>
            <text:p text:style-name="P15">Перезапустить SSH на обеих машинах (sudo systemctl restart ssh)</text:p>
          </text:list-item>
        </text:list>
        <text:p text:style-name="P9"><text:tab/>Далее, чтобы начать сеанс с поддержкой графики следует добавить флаг -X:</text:p>
        <text:list text:style-name="L13">
          <text:list-item>
            <text:p text:style-name="P16">ssh -X <text:a xlink:href="mailto:user@ip">user@ip</text:a></text:p>
          </text:list-item>
          <text:list-item>
            <text:p text:style-name="P16">Запускаем графическую программу (пример): gnome-mines </text:p>
          </text:list-item>
        </text:list>
        <text:p text:style-name="P9">Так можно подключать файловые системы или каталоги, чтобы они были видны пользователям из сети.</text:p>
        <text:p text:style-name="P9"/>
        <text:p text:style-name="P17">Управление процессами в Linux:</text:p>
        <text:p text:style-name="P17"/>
        <text:p text:style-name="P9">ПО — программный код, содержащий инструкцию по управлению процессором.</text:p>
        <text:p text:style-name="P9">Процесс — экземпляр работающей программы (все текущие ее действия).</text:p>
        <text:p text:style-name="P9">ОС — инструмент для управления экземплярами для эффективного исп аппаратных ресурсов.</text:p>
        <text:p text:style-name="P9">Менеджер всех процессов — systemctl, он отвечает к примеру на запросы от Удаленных клиентов, рабочего стола, медиапроигрывателей. Управляет: БД, Веб-серверами, Устройствами, Сетью Журналами, SSH (системными сервисами). </text:p>
        <text:p text:style-name="P9"/>
        <text:p text:style-name="P9">Так, в системе работает множество процессов — сотни, тысячи, сотни тысяч. </text:p>
        <text:p text:style-name="P9">Первый процесс с которого начинает работать LINUX — init (сегодня systemcd,d-demon).</text:p>
        <text:p text:style-name="P9">Файл /sbin/init сегодня — ссылка на программу systemd (управляет всеми процессами), которая доступна по : <text:span text:style-name="T3">lib/</text:span>systemd/systemd</text:p>
        <text:p text:style-name="P9">Systemd контролирует рождение, смерть и жизнь процессов. Вкл(journald,nerworkd,udevd).</text:p>
        <text:p text:style-name="P9">Systemctl — инструмент управления.</text:p>
        <text:p text:style-name="P9"> </text:p>
        <text:p text:style-name="P9">Команда для просмотра процессов:</text:p>
        <text:list text:style-name="L14">
          <text:list-item>
            <text:p text:style-name="P18">ps</text:p>
          </text:list-item>
          <text:list-item>
            <text:p text:style-name="P18">ps -ef | grep init — Выведет ( Владельца №Процесса Файл ответственный за процесс)</text:p>
          </text:list-item>
          <text:list-item>
            <text:p text:style-name="P18">pstree (Визуализация дерева процессов + -p выведет еще и PID)</text:p>
          </text:list-item>
        </text:list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  <style:font-face style:name="OpenSymbol" svg:font-family="OpenSymbol"/>
  </office:font-face-decls>
  <office:styles>
    <style:default-style style:family="paragraph">
      <style:paragraph-properties style:tab-stop-distance="1.251cm"/>
    </style:default-style>
    <style:style style:family="text" style:name="Internet-link-text" style:display-name="Internet link_text" style:next-style-name="Internet-link-text">
      <style:text-properties fo:color="#000080" style:text-underline-type="single"/>
    </style:style>
    <style:style style:family="text" style:name="Bullet-Symbols-text" style:display-name="Bullet Symbols_text" style:next-style-name="Bullet-Symbols-text">
      <style:text-properties style:font-name="OpenSymbol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Text-body" style:display-name="Text body" style:parent-style-name="Normal" style:next-style-name="Text-body">
      <style:paragraph-properties fo:line-height="115%" fo:margin-top="0cm" fo:margin-bottom="0.247cm"/>
    </style:style>
    <style:style style:family="paragraph" style:name="Normal" style:display-name="Normal">
      <style:paragraph-properties fo:widows="2" fo:orphans="2" style:writing-mode="lr"/>
      <style:text-properties style:font-name="Liberation Serif" fo:font-size="12pt" fo:language="ru" fo:country="RU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creation-date>2020-11-03T16:04:58.037262691</meta:creation-date>
    <dc:date>Sat Nov 14 21:59:01 2020
</dc:date>
  </office:meta>
</office:document-meta>
</file>